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05cm"/>
    </style:style>
    <style:style style:name="co2" style:family="table-column">
      <style:table-column-properties fo:break-before="auto" style:column-width="10.7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en-brahmali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pli-tv-pvr2.10:0.1</text:p>
          </table:table-cell>
          <table:table-cell office:value-type="string" calcext:value-type="string">
            <text:p>Parivā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article id='pli-tv-pvr2.10'&gt;&lt;header&gt;&lt;ul&gt;&lt;li class='division'&gt;{}&lt;/li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0.2</text:p>
          </table:table-cell>
          <table:table-cell office:value-type="string" calcext:value-type="string">
            <text:p>Bhikkhunivibhaṅg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li&gt;{}&lt;/li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0.3</text:p>
          </table:table-cell>
          <table:table-cell office:value-type="string" calcext:value-type="string">
            <text:p>Dutiyabhāg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li&gt;{}&lt;/li&gt;&lt;/ul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0.4</text:p>
          </table:table-cell>
          <table:table-cell office:value-type="string" calcext:value-type="string">
            <text:p>Katāpattivā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h1 class='sutta-title'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.0</text:p>
          </table:table-cell>
          <table:table-cell office:value-type="string" calcext:value-type="string">
            <text:p>1. Pārājikakaṇḍ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h2&gt;{}&lt;/h2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.1</text:p>
          </table:table-cell>
          <table:table-cell office:value-type="string" calcext:value-type="string">
            <text:p>Kāyasaṁsaggaṁ sādiyanapaccayā kati āpattiyo āpajja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bj6.288, csp1ed5.150, csp2ed5.150, ms5V_1036, msdiv249, sc17, vri91.168</text:p>
          </table:table-cell>
          <table:table-cell/>
        </table:table-row>
        <table:table-row table:style-name="ro1">
          <table:table-cell office:value-type="string" calcext:value-type="string">
            <text:p>pli-tv-pvr2.10:1.2</text:p>
          </table:table-cell>
          <table:table-cell office:value-type="string" calcext:value-type="string">
            <text:p>Kāyasaṁsaggaṁ sādiyanapaccayā pañca āpattiyo āpajja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.3</text:p>
          </table:table-cell>
          <table:table-cell office:value-type="string" calcext:value-type="string">
            <text:p>Avassutā bhikkhunī avassutassa purisapuggalassa adhakkhakaṁ ubbhajāṇumaṇḍalaṁ gahaṇaṁ sādiyati, āpatti pārājikassa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.4</text:p>
          </table:table-cell>
          <table:table-cell office:value-type="string" calcext:value-type="string">
            <text:p>bhikkhu kāyena kāyaṁ āmasati, āpatti saṅghādisesassa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.5</text:p>
          </table:table-cell>
          <table:table-cell office:value-type="string" calcext:value-type="string">
            <text:p>kāyena kāyapaṭibaddhaṁ āmasati, āpatti thullaccayassa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.6</text:p>
          </table:table-cell>
          <table:table-cell office:value-type="string" calcext:value-type="string">
            <text:p>kāyapaṭibaddhena kāyapaṭibaddhaṁ āmasati, āpatti dukkaṭassa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.7</text:p>
          </table:table-cell>
          <table:table-cell office:value-type="string" calcext:value-type="string">
            <text:p>aṅgulipatodake pācittiyaṁ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.8</text:p>
          </table:table-cell>
          <table:table-cell office:value-type="string" calcext:value-type="string">
            <text:p>kāyasaṁsaggaṁ sādiyanapaccayā imā pañca āpattiyo āpajjati. #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2.1</text:p>
          </table:table-cell>
          <table:table-cell office:value-type="string" calcext:value-type="string">
            <text:p>Vajjappaṭicchādanapaccayā kati āpattiyo āpajja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ck8.190, ms5V_1037, ndp5.153, sc18</text:p>
          </table:table-cell>
          <table:table-cell/>
        </table:table-row>
        <table:table-row table:style-name="ro1">
          <table:table-cell office:value-type="string" calcext:value-type="string">
            <text:p>pli-tv-pvr2.10:2.2</text:p>
          </table:table-cell>
          <table:table-cell office:value-type="string" calcext:value-type="string">
            <text:p>Vajjappaṭicchādanapaccayā catasso āpattiyo āpajja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2.3</text:p>
          </table:table-cell>
          <table:table-cell office:value-type="string" calcext:value-type="string">
            <text:p>Bhikkhunī jānaṁ pārājikaṁ dhammaṁ paṭicchādeti, āpatti pārājikassa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ārājikaṁ dhammaṁ → dhammaṁ ajjhāpannaṁ (sya-all)</text:p>
          </table:table-cell>
        </table:table-row>
        <table:table-row table:style-name="ro1">
          <table:table-cell office:value-type="string" calcext:value-type="string">
            <text:p>pli-tv-pvr2.10:2.4</text:p>
          </table:table-cell>
          <table:table-cell office:value-type="string" calcext:value-type="string">
            <text:p>vematikā paṭicchādeti, āpatti thullaccayassa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2.5</text:p>
          </table:table-cell>
          <table:table-cell office:value-type="string" calcext:value-type="string">
            <text:p>bhikkhu saṅghādisesaṁ paṭicchādeti, āpatti pācittiyassa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2.6</text:p>
          </table:table-cell>
          <table:table-cell office:value-type="string" calcext:value-type="string">
            <text:p>ācāravipattiṁ paṭicchādeti, āpatti dukkaṭassa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2.7</text:p>
          </table:table-cell>
          <table:table-cell office:value-type="string" calcext:value-type="string">
            <text:p>vajjappaṭicchādanapaccayā imā catasso āpattiyo āpajjati. #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3.1</text:p>
          </table:table-cell>
          <table:table-cell office:value-type="string" calcext:value-type="string">
            <text:p>Yāvatatiyaṁ samanubhāsanāya na paṭinissajjanapaccayā kati āpattiyo āpajja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dr8.180, ms5V_1038, sc19, sya8.216, vri91.169</text:p>
          </table:table-cell>
          <table:table-cell/>
        </table:table-row>
        <table:table-row table:style-name="ro1">
          <table:table-cell office:value-type="string" calcext:value-type="string">
            <text:p>pli-tv-pvr2.10:3.2</text:p>
          </table:table-cell>
          <table:table-cell office:value-type="string" calcext:value-type="string">
            <text:p>Yāvatatiyaṁ samanubhāsanāya na paṭinissajjanapaccayā pañca āpattiyo āpajja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3.3</text:p>
          </table:table-cell>
          <table:table-cell office:value-type="string" calcext:value-type="string">
            <text:p>Ukkhittānuvattikā bhikkhunī yāvatatiyaṁ samanubhāsanāya na paṭinissajjati, ñattiyā dukkaṭaṁ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3.4</text:p>
          </table:table-cell>
          <table:table-cell office:value-type="string" calcext:value-type="string">
            <text:p>dvīhi kammavācāhi thullaccayā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3.5</text:p>
          </table:table-cell>
          <table:table-cell office:value-type="string" calcext:value-type="string">
            <text:p>kammavācāpariyosāne āpatti pārājikassa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3.6</text:p>
          </table:table-cell>
          <table:table-cell office:value-type="string" calcext:value-type="string">
            <text:p>bhedakānuvattikā bhikkhunī yāvatatiyaṁ samanubhāsanāya na paṭinissajjati, āpatti saṅghādisesassa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3.7</text:p>
          </table:table-cell>
          <table:table-cell office:value-type="string" calcext:value-type="string">
            <text:p>pāpikāya diṭṭhiyā yāvatatiyaṁ samanubhāsanāya na paṭinissajjati, āpatti pācittiyassa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3.8</text:p>
          </table:table-cell>
          <table:table-cell office:value-type="string" calcext:value-type="string">
            <text:p>yāvatatiyaṁ samanubhāsanāya na paṭinissajjanapaccayā imā pañca āpattiyo āpajjati. #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4.1</text:p>
          </table:table-cell>
          <table:table-cell office:value-type="string" calcext:value-type="string">
            <text:p>Aṭṭhamaṁ vatthuṁ paripūraṇapaccayā kati āpattiyo āpajja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sp1ed5.151, csp2ed5.151, ms5V_1039, sc20</text:p>
          </table:table-cell>
          <table:table-cell/>
        </table:table-row>
        <table:table-row table:style-name="ro1">
          <table:table-cell office:value-type="string" calcext:value-type="string">
            <text:p>pli-tv-pvr2.10:4.2</text:p>
          </table:table-cell>
          <table:table-cell office:value-type="string" calcext:value-type="string">
            <text:p>Aṭṭhamaṁ vatthuṁ paripūraṇapaccayā tisso āpattiyo āpajja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4.3</text:p>
          </table:table-cell>
          <table:table-cell office:value-type="string" calcext:value-type="string">
            <text:p>Purisena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4.4</text:p>
          </table:table-cell>
          <table:table-cell office:value-type="string" calcext:value-type="string">
            <text:p>“itthannāmaṁ okāsaṁ āgacchā”ti vuttā gacchati, āpatti dukkaṭassa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4.5</text:p>
          </table:table-cell>
          <table:table-cell office:value-type="string" calcext:value-type="string">
            <text:p>purisassa hatthapāsaṁ okkantamatte āpatti thullaccayassa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4.6</text:p>
          </table:table-cell>
          <table:table-cell office:value-type="string" calcext:value-type="string">
            <text:p>aṭṭhamaṁ vatthuṁ paripūreti, āpatti pārājikassa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4.7</text:p>
          </table:table-cell>
          <table:table-cell office:value-type="string" calcext:value-type="string">
            <text:p>aṭṭhamaṁ vatthuṁ paripūraṇapaccayā imā tisso āpattiyo āpajjati. #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4.8</text:p>
          </table:table-cell>
          <table:table-cell office:value-type="string" calcext:value-type="string">
            <text:p>Pārājikā niṭṭhit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 class='end'&gt;{}&lt;/p&gt;</text:p>
          </table:table-cell>
          <table:table-cell office:value-type="string" calcext:value-type="string">
            <text:p>ms5V_1040, sc21</text:p>
          </table:table-cell>
          <table:table-cell/>
        </table:table-row>
        <table:table-row table:style-name="ro1">
          <table:table-cell office:value-type="string" calcext:value-type="string">
            <text:p>pli-tv-pvr2.10:5.0</text:p>
          </table:table-cell>
          <table:table-cell office:value-type="string" calcext:value-type="string">
            <text:p>2. Saṅghādisesakaṇḍād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h2&gt;{}&lt;/h2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5.1</text:p>
          </table:table-cell>
          <table:table-cell office:value-type="string" calcext:value-type="string">
            <text:p>Ussayavādikā bhikkhunī aḍḍaṁ karaṇapaccayā tisso āpattiyo āpajja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bj6.290, cck8.191, ms5V_1041, msdiv250, sc22</text:p>
          </table:table-cell>
          <table:table-cell/>
        </table:table-row>
        <table:table-row table:style-name="ro1">
          <table:table-cell office:value-type="string" calcext:value-type="string">
            <text:p>pli-tv-pvr2.10:5.2</text:p>
          </table:table-cell>
          <table:table-cell office:value-type="string" calcext:value-type="string">
            <text:p>Ekassa āroceti, āpatti dukkaṭassa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5.3</text:p>
          </table:table-cell>
          <table:table-cell office:value-type="string" calcext:value-type="string">
            <text:p>dutiyassa āroceti, āpatti thullaccayassa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5.4</text:p>
          </table:table-cell>
          <table:table-cell office:value-type="string" calcext:value-type="string">
            <text:p>aḍḍapariyosāne āpatti saṅghādisesassa. #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6.1</text:p>
          </table:table-cell>
          <table:table-cell office:value-type="string" calcext:value-type="string">
            <text:p>Coriṁ vuṭṭhāpanapaccayā tisso āpattiyo āpajja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5V_1042, pts-vp-pli5.84, sc23, sya8.217</text:p>
          </table:table-cell>
          <table:table-cell/>
        </table:table-row>
        <table:table-row table:style-name="ro1">
          <table:table-cell office:value-type="string" calcext:value-type="string">
            <text:p>pli-tv-pvr2.10:6.2</text:p>
          </table:table-cell>
          <table:table-cell office:value-type="string" calcext:value-type="string">
            <text:p>Ñattiyā dukkaṭaṁ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6.3</text:p>
          </table:table-cell>
          <table:table-cell office:value-type="string" calcext:value-type="string">
            <text:p>dvīhi kammavācāhi thullaccayā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6.4</text:p>
          </table:table-cell>
          <table:table-cell office:value-type="string" calcext:value-type="string">
            <text:p>kammavācāpariyosāne āpatti saṅghādisesassa. #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7.1</text:p>
          </table:table-cell>
          <table:table-cell office:value-type="string" calcext:value-type="string">
            <text:p>Ekā gāmantaraṁ gamanapaccayā tisso āpattiyo āpajja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dr8.181, ms5V_1043, ndp5.154, sc24</text:p>
          </table:table-cell>
          <table:table-cell/>
        </table:table-row>
        <table:table-row table:style-name="ro1">
          <table:table-cell office:value-type="string" calcext:value-type="string">
            <text:p>pli-tv-pvr2.10:7.2</text:p>
          </table:table-cell>
          <table:table-cell office:value-type="string" calcext:value-type="string">
            <text:p>Gacchati, āpatti dukkaṭassa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7.3</text:p>
          </table:table-cell>
          <table:table-cell office:value-type="string" calcext:value-type="string">
            <text:p>paṭhamaṁ pādaṁ parikkhepaṁ atikkāmeti, āpatti thullaccayassa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7.4</text:p>
          </table:table-cell>
          <table:table-cell office:value-type="string" calcext:value-type="string">
            <text:p>dutiyaṁ pādaṁ atikkāmeti, āpatti saṅghādisesassa. #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8.1</text:p>
          </table:table-cell>
          <table:table-cell office:value-type="string" calcext:value-type="string">
            <text:p>Samaggena saṅghena ukkhittaṁ bhikkhuniṁ dhammena vinayena satthusāsanena anapaloketvā kārakasaṅghaṁ anaññāya gaṇassa chandaṁ osāraṇapaccayā tisso āpattiyo āpajja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5V_1044, sc25</text:p>
          </table:table-cell>
          <table:table-cell/>
        </table:table-row>
        <table:table-row table:style-name="ro1">
          <table:table-cell office:value-type="string" calcext:value-type="string">
            <text:p>pli-tv-pvr2.10:8.2</text:p>
          </table:table-cell>
          <table:table-cell office:value-type="string" calcext:value-type="string">
            <text:p>Ñattiyā dukkaṭaṁ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8.3</text:p>
          </table:table-cell>
          <table:table-cell office:value-type="string" calcext:value-type="string">
            <text:p>dvīhi kammavācāhi thullaccayā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8.4</text:p>
          </table:table-cell>
          <table:table-cell office:value-type="string" calcext:value-type="string">
            <text:p>kammavācāpariyosāne āpatti saṅghādisesassa. #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9.1</text:p>
          </table:table-cell>
          <table:table-cell office:value-type="string" calcext:value-type="string">
            <text:p>Avassutā bhikkhunī avassutassa purisapuggalassa hatthato khādanīyaṁ vā bhojanīyaṁ vā sahatthā paṭiggahetvā bhuñjanapaccayā tisso āpattiyo āpajja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5V_1045, sc26, vri91.170</text:p>
          </table:table-cell>
          <table:table-cell/>
        </table:table-row>
        <table:table-row table:style-name="ro1">
          <table:table-cell office:value-type="string" calcext:value-type="string">
            <text:p>pli-tv-pvr2.10:9.2</text:p>
          </table:table-cell>
          <table:table-cell office:value-type="string" calcext:value-type="string">
            <text:p>“Khādissāmi bhuñjissāmī”ti paṭiggaṇhāti, āpatti thullaccayassa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9.3</text:p>
          </table:table-cell>
          <table:table-cell office:value-type="string" calcext:value-type="string">
            <text:p>ajjhohāre ajjhohāre āpatti saṅghādisesassa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9.4</text:p>
          </table:table-cell>
          <table:table-cell office:value-type="string" calcext:value-type="string">
            <text:p>udakadantaponaṁ paṭiggaṇhāti, āpatti dukkaṭassa. #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0.1</text:p>
          </table:table-cell>
          <table:table-cell office:value-type="string" calcext:value-type="string">
            <text:p>“Kiṁ te, ayye, eso purisapuggalo karissati avassuto vā anavassuto vā, yato tvaṁ anavassut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ck8.192, csp1ed5.152, csp2ed5.152, ms5V_1046, sc27, sya8.218</text:p>
          </table:table-cell>
          <table:table-cell/>
        </table:table-row>
        <table:table-row table:style-name="ro1">
          <table:table-cell office:value-type="string" calcext:value-type="string">
            <text:p>pli-tv-pvr2.10:10.2</text:p>
          </table:table-cell>
          <table:table-cell office:value-type="string" calcext:value-type="string">
            <text:p>Iṅgha, ayye, yaṁ te eso purisapuggalo deti khādanīyaṁ vā bhojanīyaṁ vā taṁ tvaṁ sahatthā paṭiggahetvā khāda vā bhuñja vā”ti, uyyojanapaccayā tisso āpattiyo āpajja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0.3</text:p>
          </table:table-cell>
          <table:table-cell office:value-type="string" calcext:value-type="string">
            <text:p>Tassā vacanena khādissāmi bhuñjissāmīti paṭiggaṇhāti, āpatti dukkaṭassa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0.4</text:p>
          </table:table-cell>
          <table:table-cell office:value-type="string" calcext:value-type="string">
            <text:p>ajjhohāre ajjhohāre āpatti thullaccayassa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0.5</text:p>
          </table:table-cell>
          <table:table-cell office:value-type="string" calcext:value-type="string">
            <text:p>bhojanapariyosāne āpatti saṅghādisesassa. #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1.1</text:p>
          </table:table-cell>
          <table:table-cell office:value-type="string" calcext:value-type="string">
            <text:p>Kupitā bhikkhunī yāvatatiyaṁ samanubhāsanāya na paṭinissajjanapaccayā tisso āpattiyo āpajja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5V_1047, sc28</text:p>
          </table:table-cell>
          <table:table-cell/>
        </table:table-row>
        <table:table-row table:style-name="ro1">
          <table:table-cell office:value-type="string" calcext:value-type="string">
            <text:p>pli-tv-pvr2.10:11.2</text:p>
          </table:table-cell>
          <table:table-cell office:value-type="string" calcext:value-type="string">
            <text:p>Ñattiyā dukkaṭaṁ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1.3</text:p>
          </table:table-cell>
          <table:table-cell office:value-type="string" calcext:value-type="string">
            <text:p>dvīhi kammavācāhi thullaccayā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1.4</text:p>
          </table:table-cell>
          <table:table-cell office:value-type="string" calcext:value-type="string">
            <text:p>kammavācāpariyosāne āpatti saṅghādisesassa. #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2.1</text:p>
          </table:table-cell>
          <table:table-cell office:value-type="string" calcext:value-type="string">
            <text:p>Kismiñcideva adhikaraṇe paccākatā bhikkhunī yāvatatiyaṁ samanubhāsanāya na paṭinissajjanapaccayā tisso āpattiyo āpajja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dr8.182, ms5V_1048, sc29</text:p>
          </table:table-cell>
          <table:table-cell/>
        </table:table-row>
        <table:table-row table:style-name="ro1">
          <table:table-cell office:value-type="string" calcext:value-type="string">
            <text:p>pli-tv-pvr2.10:12.2</text:p>
          </table:table-cell>
          <table:table-cell office:value-type="string" calcext:value-type="string">
            <text:p>Ñattiyā dukkaṭaṁ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2.3</text:p>
          </table:table-cell>
          <table:table-cell office:value-type="string" calcext:value-type="string">
            <text:p>dvīhi kammavācāhi thullaccayā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2.4</text:p>
          </table:table-cell>
          <table:table-cell office:value-type="string" calcext:value-type="string">
            <text:p>kammavācāpariyosāne āpatti saṅghādisesassa. #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3.1</text:p>
          </table:table-cell>
          <table:table-cell office:value-type="string" calcext:value-type="string">
            <text:p>Saṁsaṭṭhā bhikkhunī yāvatatiyaṁ samanubhāsanāya na paṭinissajjanapaccayā tisso āpattiyo āpajja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5V_1049, ndp5.155, sc30</text:p>
          </table:table-cell>
          <table:table-cell/>
        </table:table-row>
        <table:table-row table:style-name="ro1">
          <table:table-cell office:value-type="string" calcext:value-type="string">
            <text:p>pli-tv-pvr2.10:13.2</text:p>
          </table:table-cell>
          <table:table-cell office:value-type="string" calcext:value-type="string">
            <text:p>Ñattiyā dukkaṭaṁ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3.3</text:p>
          </table:table-cell>
          <table:table-cell office:value-type="string" calcext:value-type="string">
            <text:p>dvīhi kammavācāhi thullaccayā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3.4</text:p>
          </table:table-cell>
          <table:table-cell office:value-type="string" calcext:value-type="string">
            <text:p>kammavācāpariyosāne āpatti saṅghādisesassa. #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4.1</text:p>
          </table:table-cell>
          <table:table-cell office:value-type="string" calcext:value-type="string">
            <text:p>“Saṁsaṭṭhāva, ayye, tumhe viharatha, mā tumhe nānā viharitthā”ti uyyojentī yāvatatiyaṁ samanubhāsanāya na paṭinissajjanapaccayā tisso āpattiyo āpajja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bj6.292, ms5V_1050, sc31</text:p>
          </table:table-cell>
          <table:table-cell/>
        </table:table-row>
        <table:table-row table:style-name="ro1">
          <table:table-cell office:value-type="string" calcext:value-type="string">
            <text:p>pli-tv-pvr2.10:14.2</text:p>
          </table:table-cell>
          <table:table-cell office:value-type="string" calcext:value-type="string">
            <text:p>Ñattiyā dukkaṭaṁ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4.3</text:p>
          </table:table-cell>
          <table:table-cell office:value-type="string" calcext:value-type="string">
            <text:p>dvīhi kammavācāhi thullaccayā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4.4</text:p>
          </table:table-cell>
          <table:table-cell office:value-type="string" calcext:value-type="string">
            <text:p>kammavācāpariyosāne āpatti saṅghādisesassa. #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5.1</text:p>
          </table:table-cell>
          <table:table-cell office:value-type="string" calcext:value-type="string">
            <text:p>Dasa saṅghādisesā niṭṭhitā …pe… 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 class='end'&gt;{}&lt;/p&gt;</text:p>
          </table:table-cell>
          <table:table-cell office:value-type="string" calcext:value-type="string">
            <text:p>ms5V_1051, sc32</text:p>
          </table:table-cell>
          <table:table-cell/>
        </table:table-row>
        <table:table-row table:style-name="ro1">
          <table:table-cell office:value-type="string" calcext:value-type="string">
            <text:p>pli-tv-pvr2.10:16.1</text:p>
          </table:table-cell>
          <table:table-cell office:value-type="string" calcext:value-type="string">
            <text:p>(Yathā heṭṭhā tathā vitthāretabbā paccayameva nānākaraṇaṁ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&lt;span class='pe'&gt;{}&lt;/span&gt;&lt;/p&gt;</text:p>
          </table:table-cell>
          <table:table-cell office:value-type="string" calcext:value-type="string">
            <text:p>ms5V_1052, sc33</text:p>
          </table:table-cell>
          <table:table-cell/>
        </table:table-row>
        <table:table-row table:style-name="ro1">
          <table:table-cell office:value-type="string" calcext:value-type="string">
            <text:p>pli-tv-pvr2.10:17.1</text:p>
          </table:table-cell>
          <table:table-cell office:value-type="string" calcext:value-type="string">
            <text:p>Dadhiṁ viññāpetvā bhuñjanapaccayā kati āpattiyo āpajja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ck8.193, ms5V_1053, sc34, sya8.219, vri91.171</text:p>
          </table:table-cell>
          <table:table-cell/>
        </table:table-row>
        <table:table-row table:style-name="ro1">
          <table:table-cell office:value-type="string" calcext:value-type="string">
            <text:p>pli-tv-pvr2.10:17.2</text:p>
          </table:table-cell>
          <table:table-cell office:value-type="string" calcext:value-type="string">
            <text:p>Dadhiṁ viññāpetvā bhuñjanapaccayā dve āpattiyo āpajja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7.3</text:p>
          </table:table-cell>
          <table:table-cell office:value-type="string" calcext:value-type="string">
            <text:p>Bhuñjissāmīti paṭiggaṇhāti, āpatti dukkaṭassa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7.4</text:p>
          </table:table-cell>
          <table:table-cell office:value-type="string" calcext:value-type="string">
            <text:p>ajjhohāre ajjhohāre āpatti pāṭidesanīyassa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7.5</text:p>
          </table:table-cell>
          <table:table-cell office:value-type="string" calcext:value-type="string">
            <text:p>dadhiṁ viññāpetvā bhuñjanapaccayā imā dve āpattiyo āpajjati. #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10:17.6</text:p>
          </table:table-cell>
          <table:table-cell office:value-type="string" calcext:value-type="string">
            <text:p>Katāpattivāro niṭṭhito dutiyo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 class='endsutta'&gt;{}&lt;/p&gt;&lt;/article&gt;</text:p>
          </table:table-cell>
          <table:table-cell office:value-type="string" calcext:value-type="string">
            <text:p>ms5V_1054, sc35</text:p>
          </table:table-cell>
          <table:table-cell/>
        </table:table-row>
      </table:table>
      <table:named-expressions/>
      <table:database-ranges>
        <table:database-range table:name="__Anonymous_Sheet_DB__0" table:target-range-address="pyexcel_sheet1.A2:pyexcel_sheet1.A8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36:46.903387</meta:creation-date>
    <dc:date>2020-07-06T19:55:23.691298813</dc:date>
    <meta:generator>LibreOffice/6.4.2.2$Linux_X86_64 LibreOffice_project/40$Build-2</meta:generator>
    <meta:editing-cycles>3</meta:editing-cycles>
    <meta:editing-duration>PT8M6S</meta:editing-duration>
    <meta:document-statistic meta:table-count="1" meta:cell-count="371" meta:object-count="0"/>
  </office:meta>
</office:document-meta>
</file>